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23352" calcext:value-type="float">
            <text:p>287.4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93456" calcext:value-type="float">
            <text:p>287.4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36128" calcext:value-type="float">
            <text:p>287.5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30032" calcext:value-type="float">
            <text:p>287.5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6356" calcext:value-type="float">
            <text:p>287.5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12328" calcext:value-type="float">
            <text:p>287.6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58632" calcext:value-type="float">
            <text:p>287.7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82432" calcext:value-type="float">
            <text:p>287.6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12328" calcext:value-type="float">
            <text:p>287.6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7212" calcext:value-type="float">
            <text:p>287.4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383728" calcext:value-type="float">
            <text:p>287.3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386776" calcext:value-type="float">
            <text:p>287.3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4164" calcext:value-type="float">
            <text:p>287.4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54416" calcext:value-type="float">
            <text:p>287.5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27568" calcext:value-type="float">
            <text:p>287.6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76336" calcext:value-type="float">
            <text:p>287.6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82432" calcext:value-type="float">
            <text:p>287.6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0072" calcext:value-type="float">
            <text:p>287.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06816" calcext:value-type="float">
            <text:p>287.7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87944" calcext:value-type="float">
            <text:p>287.5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14208" calcext:value-type="float">
            <text:p>287.4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359344" calcext:value-type="float">
            <text:p>287.3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435544" calcext:value-type="float">
            <text:p>287.4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557464" calcext:value-type="float">
            <text:p>287.5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00136" calcext:value-type="float">
            <text:p>287.6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03184" calcext:value-type="float">
            <text:p>287.6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3976" calcext:value-type="float">
            <text:p>287.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45856" calcext:value-type="float">
            <text:p>287.6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67192" calcext:value-type="float">
            <text:p>287.6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691576" calcext:value-type="float">
            <text:p>287.6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37296" calcext:value-type="float">
            <text:p>287.7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4644" calcext:value-type="float">
            <text:p>287.7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28152" calcext:value-type="float">
            <text:p>287.7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74644" calcext:value-type="float">
            <text:p>287.7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94456" calcext:value-type="float">
            <text:p>287.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935416" calcext:value-type="float">
            <text:p>287.9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7.962848" calcext:value-type="float">
            <text:p>287.9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42096" calcext:value-type="float">
            <text:p>288.0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8172" calcext:value-type="float">
            <text:p>288.0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8172" calcext:value-type="float">
            <text:p>288.0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87816" calcext:value-type="float">
            <text:p>288.0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45728" calcext:value-type="float">
            <text:p>288.1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90864" calcext:value-type="float">
            <text:p>288.0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79256" calcext:value-type="float">
            <text:p>288.1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7316" calcext:value-type="float">
            <text:p>288.1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76208" calcext:value-type="float">
            <text:p>288.1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36584" calcext:value-type="float">
            <text:p>288.1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15248" calcext:value-type="float">
            <text:p>288.1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30488" calcext:value-type="float">
            <text:p>288.1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00592" calcext:value-type="float">
            <text:p>288.2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09152" calcext:value-type="float">
            <text:p>288.1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45144" calcext:value-type="float">
            <text:p>288.0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29904" calcext:value-type="float">
            <text:p>288.0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42096" calcext:value-type="float">
            <text:p>288.0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075624" calcext:value-type="float">
            <text:p>288.0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60968" calcext:value-type="float">
            <text:p>288.1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67648" calcext:value-type="float">
            <text:p>288.2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7128" calcext:value-type="float">
            <text:p>288.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4748" calcext:value-type="float">
            <text:p>288.4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20632" calcext:value-type="float">
            <text:p>288.5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09024" calcext:value-type="float">
            <text:p>288.6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54744" calcext:value-type="float">
            <text:p>288.6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48648" calcext:value-type="float">
            <text:p>288.6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79128" calcext:value-type="float">
            <text:p>288.6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03512" calcext:value-type="float">
            <text:p>288.7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46184" calcext:value-type="float">
            <text:p>288.7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03512" calcext:value-type="float">
            <text:p>288.7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09608" calcext:value-type="float">
            <text:p>288.7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85808" calcext:value-type="float">
            <text:p>288.7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91904" calcext:value-type="float">
            <text:p>288.7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01048" calcext:value-type="float">
            <text:p>288.8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04096" calcext:value-type="float">
            <text:p>288.8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19336" calcext:value-type="float">
            <text:p>288.8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92488" calcext:value-type="float">
            <text:p>288.8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71736" calcext:value-type="float">
            <text:p>288.9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6496" calcext:value-type="float">
            <text:p>288.9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8688" calcext:value-type="float">
            <text:p>288.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6976" calcext:value-type="float">
            <text:p>288.9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8688" calcext:value-type="float">
            <text:p>288.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6496" calcext:value-type="float">
            <text:p>288.9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6496" calcext:value-type="float">
            <text:p>288.9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564" calcext:value-type="float">
            <text:p>288.9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9168" calcext:value-type="float">
            <text:p>288.9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7456" calcext:value-type="float">
            <text:p>289.0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0128" calcext:value-type="float">
            <text:p>289.0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24136" calcext:value-type="float">
            <text:p>289.1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43008" calcext:value-type="float">
            <text:p>289.2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9584" calcext:value-type="float">
            <text:p>289.2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03968" calcext:value-type="float">
            <text:p>289.3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9688" calcext:value-type="float">
            <text:p>289.3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80168" calcext:value-type="float">
            <text:p>289.3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6368" calcext:value-type="float">
            <text:p>289.4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05136" calcext:value-type="float">
            <text:p>289.5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6" calcext:value-type="float">
            <text:p>28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9904" calcext:value-type="float">
            <text:p>289.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568" calcext:value-type="float">
            <text:p>289.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88272" calcext:value-type="float">
            <text:p>288.6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75496" calcext:value-type="float">
            <text:p>288.5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09024" calcext:value-type="float">
            <text:p>288.6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7608" calcext:value-type="float">
            <text:p>288.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49232" calcext:value-type="float">
            <text:p>288.7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85808" calcext:value-type="float">
            <text:p>288.7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07144" calcext:value-type="float">
            <text:p>288.8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46768" calcext:value-type="float">
            <text:p>288.8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2216" calcext:value-type="float">
            <text:p>289.0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0128" calcext:value-type="float">
            <text:p>289.0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69856" calcext:value-type="float">
            <text:p>289.1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64344" calcext:value-type="float">
            <text:p>289.2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2736" calcext:value-type="float">
            <text:p>289.3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0648" calcext:value-type="float">
            <text:p>289.4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92944" calcext:value-type="float">
            <text:p>289.4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93528" calcext:value-type="float">
            <text:p>289.5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4288" calcext:value-type="float">
            <text:p>289.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63632" calcext:value-type="float">
            <text:p>289.6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38664" calcext:value-type="float">
            <text:p>289.5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85096" calcext:value-type="float">
            <text:p>289.1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3516" calcext:value-type="float">
            <text:p>288.9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8688" calcext:value-type="float">
            <text:p>288.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3072" calcext:value-type="float">
            <text:p>288.9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7456" calcext:value-type="float">
            <text:p>289.0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028" calcext:value-type="float">
            <text:p>289.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43008" calcext:value-type="float">
            <text:p>289.2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8728" calcext:value-type="float">
            <text:p>289.2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8248" calcext:value-type="float">
            <text:p>289.2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9584" calcext:value-type="float">
            <text:p>289.2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9208" calcext:value-type="float">
            <text:p>289.3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188" calcext:value-type="float">
            <text:p>289.3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3592" calcext:value-type="float">
            <text:p>289.3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9208" calcext:value-type="float">
            <text:p>289.3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0092" calcext:value-type="float">
            <text:p>289.3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6376" calcext:value-type="float">
            <text:p>289.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328" calcext:value-type="float">
            <text:p>289.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08896" calcext:value-type="float">
            <text:p>289.1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3176" calcext:value-type="float">
            <text:p>289.0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32696" calcext:value-type="float">
            <text:p>289.0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7352" calcext:value-type="float">
            <text:p>288.9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2848" calcext:value-type="float">
            <text:p>288.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6752" calcext:value-type="float">
            <text:p>288.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85808" calcext:value-type="float">
            <text:p>288.7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91904" calcext:value-type="float">
            <text:p>288.7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98" calcext:value-type="float">
            <text:p>288.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64472" calcext:value-type="float">
            <text:p>288.7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18752" calcext:value-type="float">
            <text:p>288.7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63888" calcext:value-type="float">
            <text:p>288.6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1512" calcext:value-type="float">
            <text:p>288.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14536" calcext:value-type="float">
            <text:p>288.5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57208" calcext:value-type="float">
            <text:p>288.5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51112" calcext:value-type="float">
            <text:p>288.5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20632" calcext:value-type="float">
            <text:p>288.5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90152" calcext:value-type="float">
            <text:p>288.4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59672" calcext:value-type="float">
            <text:p>288.4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4748" calcext:value-type="float">
            <text:p>288.4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35288" calcext:value-type="float">
            <text:p>288.4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0176" calcext:value-type="float">
            <text:p>288.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59088" calcext:value-type="float">
            <text:p>288.3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43848" calcext:value-type="float">
            <text:p>288.3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70696" calcext:value-type="float">
            <text:p>288.2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31072" calcext:value-type="float">
            <text:p>288.2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00592" calcext:value-type="float">
            <text:p>288.2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00592" calcext:value-type="float">
            <text:p>288.2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884" calcext:value-type="float">
            <text:p>288.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76208" calcext:value-type="float">
            <text:p>288.1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182304" calcext:value-type="float">
            <text:p>288.1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3412" calcext:value-type="float">
            <text:p>288.2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22512" calcext:value-type="float">
            <text:p>288.3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04224" calcext:value-type="float">
            <text:p>288.3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9508" calcext:value-type="float">
            <text:p>288.2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13368" calcext:value-type="float">
            <text:p>288.3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52992" calcext:value-type="float">
            <text:p>288.3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0176" calcext:value-type="float">
            <text:p>288.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26144" calcext:value-type="float">
            <text:p>288.4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3224" calcext:value-type="float">
            <text:p>288.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87104" calcext:value-type="float">
            <text:p>288.4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3892" calcext:value-type="float">
            <text:p>288.5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8464" calcext:value-type="float">
            <text:p>288.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93784" calcext:value-type="float">
            <text:p>288.5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57208" calcext:value-type="float">
            <text:p>288.5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35872" calcext:value-type="float">
            <text:p>288.5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694" calcext:value-type="float">
            <text:p>288.5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45016" calcext:value-type="float">
            <text:p>288.5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45016" calcext:value-type="float">
            <text:p>288.5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14536" calcext:value-type="float">
            <text:p>288.5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02344" calcext:value-type="float">
            <text:p>288.5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2368" calcext:value-type="float">
            <text:p>288.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99296" calcext:value-type="float">
            <text:p>288.4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0844" calcext:value-type="float">
            <text:p>288.5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932" calcext:value-type="float">
            <text:p>288.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0844" calcext:value-type="float">
            <text:p>288.5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35872" calcext:value-type="float">
            <text:p>288.5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29776" calcext:value-type="float">
            <text:p>288.5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11488" calcext:value-type="float">
            <text:p>288.5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74912" calcext:value-type="float">
            <text:p>288.4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68816" calcext:value-type="float">
            <text:p>288.4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09024" calcext:value-type="float">
            <text:p>288.6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24264" calcext:value-type="float">
            <text:p>288.6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3036" calcext:value-type="float">
            <text:p>288.6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09024" calcext:value-type="float">
            <text:p>288.6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65768" calcext:value-type="float">
            <text:p>288.4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59088" calcext:value-type="float">
            <text:p>288.3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49944" calcext:value-type="float">
            <text:p>288.3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22512" calcext:value-type="float">
            <text:p>288.3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288984" calcext:value-type="float">
            <text:p>288.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01176" calcext:value-type="float">
            <text:p>288.3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49944" calcext:value-type="float">
            <text:p>288.3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10904" calcext:value-type="float">
            <text:p>288.4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84056" calcext:value-type="float">
            <text:p>288.4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81592" calcext:value-type="float">
            <text:p>288.5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33408" calcext:value-type="float">
            <text:p>288.6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66936" calcext:value-type="float">
            <text:p>288.6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03512" calcext:value-type="float">
            <text:p>288.7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94952" calcext:value-type="float">
            <text:p>288.7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992" calcext:value-type="float">
            <text:p>288.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3928" calcext:value-type="float">
            <text:p>288.9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7456" calcext:value-type="float">
            <text:p>289.0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35744" calcext:value-type="float">
            <text:p>289.0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29064" calcext:value-type="float">
            <text:p>288.9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49816" calcext:value-type="float">
            <text:p>288.8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79712" calcext:value-type="float">
            <text:p>288.7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85808" calcext:value-type="float">
            <text:p>288.7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3448" calcext:value-type="float">
            <text:p>288.9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612" calcext:value-type="float">
            <text:p>288.9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5264" calcext:value-type="float">
            <text:p>289.0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3824" calcext:value-type="float">
            <text:p>288.9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6496" calcext:value-type="float">
            <text:p>288.9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29648" calcext:value-type="float">
            <text:p>289.0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7936" calcext:value-type="float">
            <text:p>289.0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29648" calcext:value-type="float">
            <text:p>289.0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24136" calcext:value-type="float">
            <text:p>289.1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044" calcext:value-type="float">
            <text:p>289.2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3592" calcext:value-type="float">
            <text:p>289.3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664" calcext:value-type="float">
            <text:p>289.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7712" calcext:value-type="float">
            <text:p>289.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71608" calcext:value-type="float">
            <text:p>289.4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47224" calcext:value-type="float">
            <text:p>289.4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9208" calcext:value-type="float">
            <text:p>289.3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9376" calcext:value-type="float">
            <text:p>289.1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328" calcext:value-type="float">
            <text:p>289.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52" calcext:value-type="float">
            <text:p>289.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64344" calcext:value-type="float">
            <text:p>289.2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0064" calcext:value-type="float">
            <text:p>289.3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67392" calcext:value-type="float">
            <text:p>289.2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2152" calcext:value-type="float">
            <text:p>289.2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28352" calcext:value-type="float">
            <text:p>289.3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1504" calcext:value-type="float">
            <text:p>289.4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188" calcext:value-type="float">
            <text:p>289.3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044" calcext:value-type="float">
            <text:p>289.2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66808" calcext:value-type="float">
            <text:p>289.1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9376" calcext:value-type="float">
            <text:p>289.1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24136" calcext:value-type="float">
            <text:p>289.1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7664" calcext:value-type="float">
            <text:p>289.1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52" calcext:value-type="float">
            <text:p>289.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616" calcext:value-type="float">
            <text:p>289.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64344" calcext:value-type="float">
            <text:p>289.2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568" calcext:value-type="float">
            <text:p>289.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44176" calcext:value-type="float">
            <text:p>289.4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9236" calcext:value-type="float">
            <text:p>289.3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61168" calcext:value-type="float">
            <text:p>289.7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886" calcext:value-type="float">
            <text:p>289.7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46512" calcext:value-type="float">
            <text:p>289.8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61752" calcext:value-type="float">
            <text:p>289.8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01376" calcext:value-type="float">
            <text:p>289.9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6668" calcext:value-type="float">
            <text:p>289.6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2284" calcext:value-type="float">
            <text:p>289.4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3808" calcext:value-type="float">
            <text:p>289.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84384" calcext:value-type="float">
            <text:p>289.5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64216" calcext:value-type="float">
            <text:p>289.7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33736" calcext:value-type="float">
            <text:p>289.7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5144" calcext:value-type="float">
            <text:p>289.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92944" calcext:value-type="float">
            <text:p>289.4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44176" calcext:value-type="float">
            <text:p>289.4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38664" calcext:value-type="float">
            <text:p>289.5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78288" calcext:value-type="float">
            <text:p>289.5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93528" calcext:value-type="float">
            <text:p>289.5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7056" calcext:value-type="float">
            <text:p>289.6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7056" calcext:value-type="float">
            <text:p>289.6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30104" calcext:value-type="float">
            <text:p>289.6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4008" calcext:value-type="float">
            <text:p>289.6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48392" calcext:value-type="float">
            <text:p>289.6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30688" calcext:value-type="float">
            <text:p>289.7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3432" calcext:value-type="float">
            <text:p>289.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16032" calcext:value-type="float">
            <text:p>289.8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98328" calcext:value-type="float">
            <text:p>289.8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73944" calcext:value-type="float">
            <text:p>289.8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4956" calcext:value-type="float">
            <text:p>289.8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62336" calcext:value-type="float">
            <text:p>289.9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42168" calcext:value-type="float">
            <text:p>290.1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14736" calcext:value-type="float">
            <text:p>290.1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20832" calcext:value-type="float">
            <text:p>290.1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532" calcext:value-type="float">
            <text:p>290.2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9328" calcext:value-type="float">
            <text:p>290.2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8952" calcext:value-type="float">
            <text:p>290.3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22584" calcext:value-type="float">
            <text:p>290.4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25632" calcext:value-type="float">
            <text:p>290.4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10976" calcext:value-type="float">
            <text:p>290.5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0224" calcext:value-type="float">
            <text:p>290.5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84128" calcext:value-type="float">
            <text:p>290.5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632" calcext:value-type="float">
            <text:p>290.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12144" calcext:value-type="float">
            <text:p>290.7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27968" calcext:value-type="float">
            <text:p>290.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64544" calcext:value-type="float">
            <text:p>290.8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96904" calcext:value-type="float">
            <text:p>290.6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6584" calcext:value-type="float">
            <text:p>290.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01832" calcext:value-type="float">
            <text:p>290.5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79912" calcext:value-type="float">
            <text:p>290.3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82376" calcext:value-type="float">
            <text:p>290.2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628" calcext:value-type="float">
            <text:p>290.2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81792" calcext:value-type="float">
            <text:p>290.1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6656" calcext:value-type="float">
            <text:p>290.2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8368" calcext:value-type="float">
            <text:p>290.2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6656" calcext:value-type="float">
            <text:p>290.2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2856" calcext:value-type="float">
            <text:p>290.3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58" calcext:value-type="float">
            <text:p>290.2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93984" calcext:value-type="float">
            <text:p>290.1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33024" calcext:value-type="float">
            <text:p>290.1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20832" calcext:value-type="float">
            <text:p>290.1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72648" calcext:value-type="float">
            <text:p>290.1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8848" calcext:value-type="float">
            <text:p>290.2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2752" calcext:value-type="float">
            <text:p>290.2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628" calcext:value-type="float">
            <text:p>290.2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78744" calcext:value-type="float">
            <text:p>290.1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03128" calcext:value-type="float">
            <text:p>290.2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8368" calcext:value-type="float">
            <text:p>290.2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2272" calcext:value-type="float">
            <text:p>290.2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24464" calcext:value-type="float">
            <text:p>290.2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532" calcext:value-type="float">
            <text:p>290.2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21416" calcext:value-type="float">
            <text:p>290.2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03128" calcext:value-type="float">
            <text:p>290.2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8848" calcext:value-type="float">
            <text:p>290.2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5904" calcext:value-type="float">
            <text:p>290.3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152" calcext:value-type="float">
            <text:p>290.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2856" calcext:value-type="float">
            <text:p>290.3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3712" calcext:value-type="float">
            <text:p>290.3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676" calcext:value-type="float">
            <text:p>290.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676" calcext:value-type="float">
            <text:p>290.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628" calcext:value-type="float">
            <text:p>290.2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88472" calcext:value-type="float">
            <text:p>290.2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7616" calcext:value-type="float">
            <text:p>290.2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5904" calcext:value-type="float">
            <text:p>290.3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8952" calcext:value-type="float">
            <text:p>290.3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8296" calcext:value-type="float">
            <text:p>290.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28096" calcext:value-type="float">
            <text:p>290.3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8368" calcext:value-type="float">
            <text:p>290.2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3504" calcext:value-type="float">
            <text:p>290.1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3504" calcext:value-type="float">
            <text:p>290.1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6552" calcext:value-type="float">
            <text:p>290.1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81792" calcext:value-type="float">
            <text:p>290.1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1532" calcext:value-type="float">
            <text:p>290.2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6552" calcext:value-type="float">
            <text:p>290.1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5436" calcext:value-type="float">
            <text:p>290.1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51896" calcext:value-type="float">
            <text:p>290.2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3724" calcext:value-type="float">
            <text:p>290.3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40288" calcext:value-type="float">
            <text:p>290.3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3724" calcext:value-type="float">
            <text:p>290.3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676" calcext:value-type="float">
            <text:p>290.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3712" calcext:value-type="float">
            <text:p>290.3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152" calcext:value-type="float">
            <text:p>290.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4568" calcext:value-type="float">
            <text:p>290.2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31144" calcext:value-type="float">
            <text:p>290.3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04296" calcext:value-type="float">
            <text:p>290.4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25632" calcext:value-type="float">
            <text:p>290.4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25632" calcext:value-type="float">
            <text:p>290.4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71352" calcext:value-type="float">
            <text:p>290.4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50016" calcext:value-type="float">
            <text:p>290.4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37824" calcext:value-type="float">
            <text:p>290.4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14024" calcext:value-type="float">
            <text:p>290.5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77448" calcext:value-type="float">
            <text:p>290.4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56112" calcext:value-type="float">
            <text:p>290.4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16488" calcext:value-type="float">
            <text:p>290.4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3724" calcext:value-type="float">
            <text:p>290.3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86008" calcext:value-type="float">
            <text:p>290.3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04296" calcext:value-type="float">
            <text:p>290.4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40872" calcext:value-type="float">
            <text:p>290.4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22584" calcext:value-type="float">
            <text:p>290.4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58576" calcext:value-type="float">
            <text:p>290.3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88472" calcext:value-type="float">
            <text:p>290.2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628" calcext:value-type="float">
            <text:p>290.2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54944" calcext:value-type="float">
            <text:p>290.2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72648" calcext:value-type="float">
            <text:p>290.1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42168" calcext:value-type="float">
            <text:p>290.1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87304" calcext:value-type="float">
            <text:p>290.0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75112" calcext:value-type="float">
            <text:p>290.0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11104" calcext:value-type="float">
            <text:p>290.0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89768" calcext:value-type="float">
            <text:p>289.9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77576" calcext:value-type="float">
            <text:p>289.9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3244" calcext:value-type="float">
            <text:p>290.0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99496" calcext:value-type="float">
            <text:p>290.0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50728" calcext:value-type="float">
            <text:p>290.0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35488" calcext:value-type="float">
            <text:p>290.0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02544" calcext:value-type="float">
            <text:p>290.1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70184" calcext:value-type="float">
            <text:p>290.2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64672" calcext:value-type="float">
            <text:p>290.3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744" calcext:value-type="float">
            <text:p>290.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47552" calcext:value-type="float">
            <text:p>290.5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9632" calcext:value-type="float">
            <text:p>290.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54816" calcext:value-type="float">
            <text:p>290.7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04168" calcext:value-type="float">
            <text:p>290.9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04752" calcext:value-type="float">
            <text:p>291.0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1448" calcext:value-type="float">
            <text:p>291.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57736" calcext:value-type="float">
            <text:p>291.2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46128" calcext:value-type="float">
            <text:p>291.3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31472" calcext:value-type="float">
            <text:p>291.4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53392" calcext:value-type="float">
            <text:p>291.5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14936" calcext:value-type="float">
            <text:p>291.7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97232" calcext:value-type="float">
            <text:p>291.7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5268" calcext:value-type="float">
            <text:p>291.9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032" calcext:value-type="float">
            <text:p>292.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224" calcext:value-type="float">
            <text:p>292.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19024" calcext:value-type="float">
            <text:p>292.4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28752" calcext:value-type="float">
            <text:p>292.5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04952" calcext:value-type="float">
            <text:p>292.6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2384" calcext:value-type="float">
            <text:p>292.6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324" calcext:value-type="float">
            <text:p>292.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86664" calcext:value-type="float">
            <text:p>292.5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37896" calcext:value-type="float">
            <text:p>292.5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89128" calcext:value-type="float">
            <text:p>292.4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83032" calcext:value-type="float">
            <text:p>292.4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0464" calcext:value-type="float">
            <text:p>292.5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79984" calcext:value-type="float">
            <text:p>292.4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52552" calcext:value-type="float">
            <text:p>292.4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76936" calcext:value-type="float">
            <text:p>292.4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556" calcext:value-type="float">
            <text:p>292.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46456" calcext:value-type="float">
            <text:p>292.4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61696" calcext:value-type="float">
            <text:p>292.4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67792" calcext:value-type="float">
            <text:p>292.4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64744" calcext:value-type="float">
            <text:p>292.4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73888" calcext:value-type="float">
            <text:p>292.4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49504" calcext:value-type="float">
            <text:p>292.4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9608" calcext:value-type="float">
            <text:p>292.5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9608" calcext:value-type="float">
            <text:p>292.5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40944" calcext:value-type="float">
            <text:p>292.5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47624" calcext:value-type="float">
            <text:p>292.6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66496" calcext:value-type="float">
            <text:p>292.7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82904" calcext:value-type="float">
            <text:p>292.9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0236" calcext:value-type="float">
            <text:p>293.2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6472" calcext:value-type="float">
            <text:p>293.3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48664" calcext:value-type="float">
            <text:p>293.3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6472" calcext:value-type="float">
            <text:p>293.3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48664" calcext:value-type="float">
            <text:p>293.3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27328" calcext:value-type="float">
            <text:p>293.3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7856" calcext:value-type="float">
            <text:p>293.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38936" calcext:value-type="float">
            <text:p>293.2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14552" calcext:value-type="float">
            <text:p>293.2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176" calcext:value-type="float">
            <text:p>293.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14552" calcext:value-type="float">
            <text:p>293.2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74928" calcext:value-type="float">
            <text:p>293.1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62736" calcext:value-type="float">
            <text:p>293.1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50544" calcext:value-type="float">
            <text:p>293.1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53592" calcext:value-type="float">
            <text:p>293.1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44448" calcext:value-type="float">
            <text:p>293.1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98728" calcext:value-type="float">
            <text:p>293.0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83488" calcext:value-type="float">
            <text:p>293.0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46912" calcext:value-type="float">
            <text:p>293.0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92048" calcext:value-type="float">
            <text:p>292.9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61568" calcext:value-type="float">
            <text:p>292.9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128" calcext:value-type="float">
            <text:p>292.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64032" calcext:value-type="float">
            <text:p>292.8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8312" calcext:value-type="float">
            <text:p>292.8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84784" calcext:value-type="float">
            <text:p>292.7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48208" calcext:value-type="float">
            <text:p>292.7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93344" calcext:value-type="float">
            <text:p>292.6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75056" calcext:value-type="float">
            <text:p>292.6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848" calcext:value-type="float">
            <text:p>292.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6288" calcext:value-type="float">
            <text:p>292.6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98856" calcext:value-type="float">
            <text:p>292.5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59232" calcext:value-type="float">
            <text:p>292.5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59232" calcext:value-type="float">
            <text:p>292.5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22656" calcext:value-type="float">
            <text:p>292.5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95224" calcext:value-type="float">
            <text:p>292.4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64744" calcext:value-type="float">
            <text:p>292.4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9464" calcext:value-type="float">
            <text:p>292.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36728" calcext:value-type="float">
            <text:p>292.3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45872" calcext:value-type="float">
            <text:p>292.3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85496" calcext:value-type="float">
            <text:p>292.3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42824" calcext:value-type="float">
            <text:p>292.3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97104" calcext:value-type="float">
            <text:p>292.2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7272" calcext:value-type="float">
            <text:p>292.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69672" calcext:value-type="float">
            <text:p>292.2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20904" calcext:value-type="float">
            <text:p>292.2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75184" calcext:value-type="float">
            <text:p>292.1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62992" calcext:value-type="float">
            <text:p>292.1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84328" calcext:value-type="float">
            <text:p>292.1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56896" calcext:value-type="float">
            <text:p>292.1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9464" calcext:value-type="float">
            <text:p>292.1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032" calcext:value-type="float">
            <text:p>292.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92888" calcext:value-type="float">
            <text:p>292.0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8504" calcext:value-type="float">
            <text:p>292.0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0216" calcext:value-type="float">
            <text:p>292.0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25832" calcext:value-type="float">
            <text:p>292.0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7168" calcext:value-type="float">
            <text:p>292.0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5456" calcext:value-type="float">
            <text:p>292.0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46" calcext:value-type="float">
            <text:p>292.0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92888" calcext:value-type="float">
            <text:p>292.0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7648" calcext:value-type="float">
            <text:p>292.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46" calcext:value-type="float">
            <text:p>292.0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0696" calcext:value-type="float">
            <text:p>292.0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1176" calcext:value-type="float">
            <text:p>292.1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0696" calcext:value-type="float">
            <text:p>292.0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7168" calcext:value-type="float">
            <text:p>292.0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0216" calcext:value-type="float">
            <text:p>292.0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6312" calcext:value-type="float">
            <text:p>292.0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984" calcext:value-type="float">
            <text:p>292.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92888" calcext:value-type="float">
            <text:p>292.0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08128" calcext:value-type="float">
            <text:p>292.1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6416" calcext:value-type="float">
            <text:p>292.1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3368" calcext:value-type="float">
            <text:p>292.1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6792" calcext:value-type="float">
            <text:p>292.0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0696" calcext:value-type="float">
            <text:p>292.0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7272" calcext:value-type="float">
            <text:p>292.1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1176" calcext:value-type="float">
            <text:p>292.1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7272" calcext:value-type="float">
            <text:p>292.1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2408" calcext:value-type="float">
            <text:p>292.0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7168" calcext:value-type="float">
            <text:p>292.0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1552" calcext:value-type="float">
            <text:p>292.0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56896" calcext:value-type="float">
            <text:p>292.1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6416" calcext:value-type="float">
            <text:p>292.1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7272" calcext:value-type="float">
            <text:p>292.1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032" calcext:value-type="float">
            <text:p>292.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556" calcext:value-type="float">
            <text:p>292.1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556" calcext:value-type="float">
            <text:p>292.1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3368" calcext:value-type="float">
            <text:p>292.1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98984" calcext:value-type="float">
            <text:p>292.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1176" calcext:value-type="float">
            <text:p>292.1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9464" calcext:value-type="float">
            <text:p>292.1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9652" calcext:value-type="float">
            <text:p>292.1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224" calcext:value-type="float">
            <text:p>292.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5288" calcext:value-type="float">
            <text:p>292.2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224" calcext:value-type="float">
            <text:p>292.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27" calcext:value-type="float">
            <text:p>292.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27" calcext:value-type="float">
            <text:p>292.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08712" calcext:value-type="float">
            <text:p>292.2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05664" calcext:value-type="float">
            <text:p>292.2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90424" calcext:value-type="float">
            <text:p>292.1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75184" calcext:value-type="float">
            <text:p>292.1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6416" calcext:value-type="float">
            <text:p>292.1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7648" calcext:value-type="float">
            <text:p>292.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0216" calcext:value-type="float">
            <text:p>292.0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936" calcext:value-type="float">
            <text:p>292.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98984" calcext:value-type="float">
            <text:p>292.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1928" calcext:value-type="float">
            <text:p>292.0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0968" calcext:value-type="float">
            <text:p>291.9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10008" calcext:value-type="float">
            <text:p>291.9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222" calcext:value-type="float">
            <text:p>291.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7336" calcext:value-type="float">
            <text:p>291.8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12472" calcext:value-type="float">
            <text:p>291.8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9172" calcext:value-type="float">
            <text:p>291.8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88672" calcext:value-type="float">
            <text:p>291.8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52096" calcext:value-type="float">
            <text:p>291.8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4288" calcext:value-type="float">
            <text:p>291.8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9528" calcext:value-type="float">
            <text:p>291.8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124" calcext:value-type="float">
            <text:p>291.8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21616" calcext:value-type="float">
            <text:p>291.8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3808" calcext:value-type="float">
            <text:p>291.8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55144" calcext:value-type="float">
            <text:p>291.8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28296" calcext:value-type="float">
            <text:p>291.9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19152" calcext:value-type="float">
            <text:p>291.9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49632" calcext:value-type="float">
            <text:p>291.9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00864" calcext:value-type="float">
            <text:p>291.9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7336" calcext:value-type="float">
            <text:p>291.8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7336" calcext:value-type="float">
            <text:p>291.8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00864" calcext:value-type="float">
            <text:p>291.9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01448" calcext:value-type="float">
            <text:p>292.0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6688" calcext:value-type="float">
            <text:p>292.0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84" calcext:value-type="float">
            <text:p>291.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8316" calcext:value-type="float">
            <text:p>291.9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8024" calcext:value-type="float">
            <text:p>292.0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46" calcext:value-type="float">
            <text:p>292.0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41656" calcext:value-type="float">
            <text:p>292.1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3368" calcext:value-type="float">
            <text:p>292.1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23368" calcext:value-type="float">
            <text:p>292.1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7272" calcext:value-type="float">
            <text:p>292.1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56896" calcext:value-type="float">
            <text:p>292.1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54432" calcext:value-type="float">
            <text:p>292.2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63576" calcext:value-type="float">
            <text:p>292.2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36144" calcext:value-type="float">
            <text:p>292.2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27" calcext:value-type="float">
            <text:p>292.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7272" calcext:value-type="float">
            <text:p>292.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1176" calcext:value-type="float">
            <text:p>292.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84328" calcext:value-type="float">
            <text:p>292.1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17856" calcext:value-type="float">
            <text:p>292.2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30632" calcext:value-type="float">
            <text:p>292.3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70256" calcext:value-type="float">
            <text:p>292.3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03784" calcext:value-type="float">
            <text:p>292.4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58648" calcext:value-type="float">
            <text:p>292.4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3512" calcext:value-type="float">
            <text:p>292.5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89128" calcext:value-type="float">
            <text:p>292.4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52552" calcext:value-type="float">
            <text:p>292.4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49504" calcext:value-type="float">
            <text:p>292.4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8608" calcext:value-type="float">
            <text:p>292.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80568" calcext:value-type="float">
            <text:p>292.5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81152" calcext:value-type="float">
            <text:p>292.6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842" calcext:value-type="float">
            <text:p>292.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81152" calcext:value-type="float">
            <text:p>292.6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05536" calcext:value-type="float">
            <text:p>292.7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90296" calcext:value-type="float">
            <text:p>292.6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08584" calcext:value-type="float">
            <text:p>292.7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11632" calcext:value-type="float">
            <text:p>292.7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08584" calcext:value-type="float">
            <text:p>292.7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2216" calcext:value-type="float">
            <text:p>292.8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8312" calcext:value-type="float">
            <text:p>292.8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96976" calcext:value-type="float">
            <text:p>292.7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69544" calcext:value-type="float">
            <text:p>292.7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17728" calcext:value-type="float">
            <text:p>292.7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39064" calcext:value-type="float">
            <text:p>292.7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93928" calcext:value-type="float">
            <text:p>292.7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9756" calcext:value-type="float">
            <text:p>292.8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01192" calcext:value-type="float">
            <text:p>293.0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128" calcext:value-type="float">
            <text:p>292.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49376" calcext:value-type="float">
            <text:p>292.9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59104" calcext:value-type="float">
            <text:p>293.0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71296" calcext:value-type="float">
            <text:p>293.0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31672" calcext:value-type="float">
            <text:p>293.0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31672" calcext:value-type="float">
            <text:p>293.0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20064" calcext:value-type="float">
            <text:p>293.1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08456" calcext:value-type="float">
            <text:p>293.2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26744" calcext:value-type="float">
            <text:p>293.2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57808" calcext:value-type="float">
            <text:p>293.3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3096" calcext:value-type="float">
            <text:p>293.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91336" calcext:value-type="float">
            <text:p>293.3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51712" calcext:value-type="float">
            <text:p>293.3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18184" calcext:value-type="float">
            <text:p>293.3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952" calcext:value-type="float">
            <text:p>293.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8524" calcext:value-type="float">
            <text:p>293.3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82776" calcext:value-type="float">
            <text:p>293.4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34008" calcext:value-type="float">
            <text:p>293.4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24864" calcext:value-type="float">
            <text:p>293.4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97432" calcext:value-type="float">
            <text:p>293.3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27328" calcext:value-type="float">
            <text:p>293.3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938" calcext:value-type="float">
            <text:p>293.2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20648" calcext:value-type="float">
            <text:p>293.2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29208" calcext:value-type="float">
            <text:p>293.1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23112" calcext:value-type="float">
            <text:p>293.1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3424" calcext:value-type="float">
            <text:p>293.3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7856" calcext:value-type="float">
            <text:p>293.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41984" calcext:value-type="float">
            <text:p>293.2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05408" calcext:value-type="float">
            <text:p>293.2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11504" calcext:value-type="float">
            <text:p>293.2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66368" calcext:value-type="float">
            <text:p>293.2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35888" calcext:value-type="float">
            <text:p>293.2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29792" calcext:value-type="float">
            <text:p>293.2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45032" calcext:value-type="float">
            <text:p>293.2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93216" calcext:value-type="float">
            <text:p>293.1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81024" calcext:value-type="float">
            <text:p>293.1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69416" calcext:value-type="float">
            <text:p>293.2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90752" calcext:value-type="float">
            <text:p>293.2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99896" calcext:value-type="float">
            <text:p>293.2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72464" calcext:value-type="float">
            <text:p>293.2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05992" calcext:value-type="float">
            <text:p>293.3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63904" calcext:value-type="float">
            <text:p>293.3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21816" calcext:value-type="float">
            <text:p>293.4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3152" calcext:value-type="float">
            <text:p>293.4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6144" calcext:value-type="float">
            <text:p>293.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58392" calcext:value-type="float">
            <text:p>293.4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3096" calcext:value-type="float">
            <text:p>293.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37056" calcext:value-type="float">
            <text:p>293.4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224" calcext:value-type="float">
            <text:p>293.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5956" calcext:value-type="float">
            <text:p>293.6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35176" calcext:value-type="float">
            <text:p>293.6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71168" calcext:value-type="float">
            <text:p>293.5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49832" calcext:value-type="float">
            <text:p>293.5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80312" calcext:value-type="float">
            <text:p>293.5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31544" calcext:value-type="float">
            <text:p>293.5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224" calcext:value-type="float">
            <text:p>293.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43736" calcext:value-type="float">
            <text:p>293.5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92504" calcext:value-type="float">
            <text:p>293.5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77264" calcext:value-type="float">
            <text:p>293.5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74216" calcext:value-type="float">
            <text:p>293.5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1384" calcext:value-type="float">
            <text:p>293.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89456" calcext:value-type="float">
            <text:p>293.5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94968" calcext:value-type="float">
            <text:p>293.4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27912" calcext:value-type="float">
            <text:p>293.4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24864" calcext:value-type="float">
            <text:p>293.4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49832" calcext:value-type="float">
            <text:p>293.5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82776" calcext:value-type="float">
            <text:p>293.4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21816" calcext:value-type="float">
            <text:p>293.4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62" calcext:value-type="float">
            <text:p>293.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9192" calcext:value-type="float">
            <text:p>293.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13256" calcext:value-type="float">
            <text:p>293.5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04696" calcext:value-type="float">
            <text:p>293.6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0528" calcext:value-type="float">
            <text:p>293.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9004" calcext:value-type="float">
            <text:p>293.6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80896" calcext:value-type="float">
            <text:p>293.6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44904" calcext:value-type="float">
            <text:p>293.7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32128" calcext:value-type="float">
            <text:p>293.6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62608" calcext:value-type="float">
            <text:p>293.6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02232" calcext:value-type="float">
            <text:p>293.7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5956" calcext:value-type="float">
            <text:p>293.6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65656" calcext:value-type="float">
            <text:p>293.6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47368" calcext:value-type="float">
            <text:p>293.6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41272" calcext:value-type="float">
            <text:p>293.6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99184" calcext:value-type="float">
            <text:p>293.6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0528" calcext:value-type="float">
            <text:p>293.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83944" calcext:value-type="float">
            <text:p>293.6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9004" calcext:value-type="float">
            <text:p>293.6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51" calcext:value-type="float">
            <text:p>293.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54048" calcext:value-type="float">
            <text:p>293.7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69288" calcext:value-type="float">
            <text:p>293.7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48536" calcext:value-type="float">
            <text:p>293.8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8816" calcext:value-type="float">
            <text:p>293.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66824" calcext:value-type="float">
            <text:p>293.8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69872" calcext:value-type="float">
            <text:p>293.8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91208" calcext:value-type="float">
            <text:p>293.8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94256" calcext:value-type="float">
            <text:p>293.8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94256" calcext:value-type="float">
            <text:p>293.8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70456" calcext:value-type="float">
            <text:p>293.9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55216" calcext:value-type="float">
            <text:p>293.9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61312" calcext:value-type="float">
            <text:p>293.9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30832" calcext:value-type="float">
            <text:p>293.9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24736" calcext:value-type="float">
            <text:p>293.9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76552" calcext:value-type="float">
            <text:p>293.9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19224" calcext:value-type="float">
            <text:p>294.0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88744" calcext:value-type="float">
            <text:p>293.9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22272" calcext:value-type="float">
            <text:p>294.0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2344" calcext:value-type="float">
            <text:p>294.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50288" calcext:value-type="float">
            <text:p>294.1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95424" calcext:value-type="float">
            <text:p>294.0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19808" calcext:value-type="float">
            <text:p>294.1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74672" calcext:value-type="float">
            <text:p>294.1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56968" calcext:value-type="float">
            <text:p>294.2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0496" calcext:value-type="float">
            <text:p>294.2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27072" calcext:value-type="float">
            <text:p>294.3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9108" calcext:value-type="float">
            <text:p>294.3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11832" calcext:value-type="float">
            <text:p>294.3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81352" calcext:value-type="float">
            <text:p>294.2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6592" calcext:value-type="float">
            <text:p>294.2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33168" calcext:value-type="float">
            <text:p>294.3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03272" calcext:value-type="float">
            <text:p>294.4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0632" calcext:value-type="float">
            <text:p>294.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70328" calcext:value-type="float">
            <text:p>294.4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24608" calcext:value-type="float">
            <text:p>294.4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368" calcext:value-type="float">
            <text:p>294.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55672" calcext:value-type="float">
            <text:p>294.5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53208" calcext:value-type="float">
            <text:p>294.6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16632" calcext:value-type="float">
            <text:p>294.6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41016" calcext:value-type="float">
            <text:p>294.6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74544" calcext:value-type="float">
            <text:p>294.6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654" calcext:value-type="float">
            <text:p>294.6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53208" calcext:value-type="float">
            <text:p>294.6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41016" calcext:value-type="float">
            <text:p>294.6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31872" calcext:value-type="float">
            <text:p>294.6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59304" calcext:value-type="float">
            <text:p>294.6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86736" calcext:value-type="float">
            <text:p>294.6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29408" calcext:value-type="float">
            <text:p>294.7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39136" calcext:value-type="float">
            <text:p>294.8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51328" calcext:value-type="float">
            <text:p>294.8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51328" calcext:value-type="float">
            <text:p>294.8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23896" calcext:value-type="float">
            <text:p>294.8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23896" calcext:value-type="float">
            <text:p>294.8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0256" calcext:value-type="float">
            <text:p>294.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62936" calcext:value-type="float">
            <text:p>294.7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8064" calcext:value-type="float">
            <text:p>294.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71496" calcext:value-type="float">
            <text:p>294.6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656256" calcext:value-type="float">
            <text:p>294.6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723312" calcext:value-type="float">
            <text:p>294.7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83304" calcext:value-type="float">
            <text:p>294.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900096" calcext:value-type="float">
            <text:p>294.9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003728" calcext:value-type="float">
            <text:p>295.0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13456" calcext:value-type="float">
            <text:p>295.1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56128" calcext:value-type="float">
            <text:p>295.1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92704" calcext:value-type="float">
            <text:p>295.1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988" calcext:value-type="float">
            <text:p>295.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204896" calcext:value-type="float">
            <text:p>295.2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86608" calcext:value-type="float">
            <text:p>295.1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59176" calcext:value-type="float">
            <text:p>295.1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5.128696" calcext:value-type="float">
            <text:p>295.1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52824" calcext:value-type="float">
            <text:p>294.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03272" calcext:value-type="float">
            <text:p>294.4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606" calcext:value-type="float">
            <text:p>294.3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36216" calcext:value-type="float">
            <text:p>294.3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317928" calcext:value-type="float">
            <text:p>294.3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6592" calcext:value-type="float">
            <text:p>294.2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60016" calcext:value-type="float">
            <text:p>294.2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20392" calcext:value-type="float">
            <text:p>294.2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17344" calcext:value-type="float">
            <text:p>294.2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75256" calcext:value-type="float">
            <text:p>294.2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6916" calcext:value-type="float">
            <text:p>294.2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50872" calcext:value-type="float">
            <text:p>294.2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44776" calcext:value-type="float">
            <text:p>294.2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0496" calcext:value-type="float">
            <text:p>294.2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964" calcext:value-type="float">
            <text:p>294.2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6916" calcext:value-type="float">
            <text:p>294.2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60016" calcext:value-type="float">
            <text:p>294.2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75256" calcext:value-type="float">
            <text:p>294.2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844" calcext:value-type="float">
            <text:p>294.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964" calcext:value-type="float">
            <text:p>294.2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9964" calcext:value-type="float">
            <text:p>294.2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72208" calcext:value-type="float">
            <text:p>294.2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20392" calcext:value-type="float">
            <text:p>294.2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02104" calcext:value-type="float">
            <text:p>294.2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11248" calcext:value-type="float">
            <text:p>294.2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2082" calcext:value-type="float">
            <text:p>294.2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4724" calcext:value-type="float">
            <text:p>294.1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0152" calcext:value-type="float">
            <text:p>294.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10152" calcext:value-type="float">
            <text:p>294.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89328" calcext:value-type="float">
            <text:p>294.0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019224" calcext:value-type="float">
            <text:p>294.0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4912" calcext:value-type="float">
            <text:p>293.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91864" calcext:value-type="float">
            <text:p>293.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94256" calcext:value-type="float">
            <text:p>293.8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45488" calcext:value-type="float">
            <text:p>293.8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815008" calcext:value-type="float">
            <text:p>293.8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99768" calcext:value-type="float">
            <text:p>293.7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78432" calcext:value-type="float">
            <text:p>293.7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708328" calcext:value-type="float">
            <text:p>293.7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638224" calcext:value-type="float">
            <text:p>293.6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77264" calcext:value-type="float">
            <text:p>293.5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516304" calcext:value-type="float">
            <text:p>293.5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449248" calcext:value-type="float">
            <text:p>293.4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82192" calcext:value-type="float">
            <text:p>293.3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42568" calcext:value-type="float">
            <text:p>293.3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333424" calcext:value-type="float">
            <text:p>293.3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90752" calcext:value-type="float">
            <text:p>293.2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269416" calcext:value-type="float">
            <text:p>293.2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8712" calcext:value-type="float">
            <text:p>293.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117016" calcext:value-type="float">
            <text:p>293.1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86536" calcext:value-type="float">
            <text:p>293.0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8044" calcext:value-type="float">
            <text:p>293.0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652" calcext:value-type="float">
            <text:p>293.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77392" calcext:value-type="float">
            <text:p>293.0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3.043864" calcext:value-type="float">
            <text:p>293.0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98144" calcext:value-type="float">
            <text:p>292.9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31088" calcext:value-type="float">
            <text:p>292.9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79272" calcext:value-type="float">
            <text:p>292.8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09168" calcext:value-type="float">
            <text:p>292.8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03072" calcext:value-type="float">
            <text:p>292.8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81736" calcext:value-type="float">
            <text:p>292.7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20776" calcext:value-type="float">
            <text:p>292.7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9944" calcext:value-type="float">
            <text:p>292.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6896" calcext:value-type="float">
            <text:p>292.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848" calcext:value-type="float">
            <text:p>292.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20192" calcext:value-type="float">
            <text:p>292.6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98856" calcext:value-type="float">
            <text:p>292.5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11048" calcext:value-type="float">
            <text:p>292.6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95808" calcext:value-type="float">
            <text:p>292.5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59232" calcext:value-type="float">
            <text:p>292.5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28752" calcext:value-type="float">
            <text:p>292.5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0464" calcext:value-type="float">
            <text:p>292.5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95224" calcext:value-type="float">
            <text:p>292.4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61696" calcext:value-type="float">
            <text:p>292.4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85496" calcext:value-type="float">
            <text:p>292.3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36728" calcext:value-type="float">
            <text:p>292.3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21488" calcext:value-type="float">
            <text:p>292.3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84912" calcext:value-type="float">
            <text:p>292.2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30048" calcext:value-type="float">
            <text:p>292.2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87376" calcext:value-type="float">
            <text:p>292.1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90424" calcext:value-type="float">
            <text:p>292.1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62992" calcext:value-type="float">
            <text:p>292.1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556" calcext:value-type="float">
            <text:p>292.1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0508" calcext:value-type="float">
            <text:p>292.1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3264" calcext:value-type="float">
            <text:p>292.0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2888" calcext:value-type="float">
            <text:p>292.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9736" calcext:value-type="float">
            <text:p>292.0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55728" calcext:value-type="float">
            <text:p>291.9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31344" calcext:value-type="float">
            <text:p>291.9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85624" calcext:value-type="float">
            <text:p>291.8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9904" calcext:value-type="float">
            <text:p>291.8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81992" calcext:value-type="float">
            <text:p>291.7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60656" calcext:value-type="float">
            <text:p>291.7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14936" calcext:value-type="float">
            <text:p>291.7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90552" calcext:value-type="float">
            <text:p>291.6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75312" calcext:value-type="float">
            <text:p>291.6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41784" calcext:value-type="float">
            <text:p>291.6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93016" calcext:value-type="float">
            <text:p>291.5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32056" calcext:value-type="float">
            <text:p>291.5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92432" calcext:value-type="float">
            <text:p>291.4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43664" calcext:value-type="float">
            <text:p>291.4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5752" calcext:value-type="float">
            <text:p>291.3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0512" calcext:value-type="float">
            <text:p>291.3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0512" calcext:value-type="float">
            <text:p>291.3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97944" calcext:value-type="float">
            <text:p>291.3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00992" calcext:value-type="float">
            <text:p>291.4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9656" calcext:value-type="float">
            <text:p>291.3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6608" calcext:value-type="float">
            <text:p>291.3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24792" calcext:value-type="float">
            <text:p>291.3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40032" calcext:value-type="float">
            <text:p>291.3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9656" calcext:value-type="float">
            <text:p>291.3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0404" calcext:value-type="float">
            <text:p>291.4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00992" calcext:value-type="float">
            <text:p>291.4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13184" calcext:value-type="float">
            <text:p>291.4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37568" calcext:value-type="float">
            <text:p>291.4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47296" calcext:value-type="float">
            <text:p>291.5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7168" calcext:value-type="float">
            <text:p>291.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93016" calcext:value-type="float">
            <text:p>291.5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3264" calcext:value-type="float">
            <text:p>291.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99112" calcext:value-type="float">
            <text:p>291.5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74728" calcext:value-type="float">
            <text:p>291.5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412" calcext:value-type="float">
            <text:p>291.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89384" calcext:value-type="float">
            <text:p>291.4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10136" calcext:value-type="float">
            <text:p>291.4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91848" calcext:value-type="float">
            <text:p>291.3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356" calcext:value-type="float">
            <text:p>291.3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5752" calcext:value-type="float">
            <text:p>291.3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88" calcext:value-type="float">
            <text:p>291.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88" calcext:value-type="float">
            <text:p>291.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88" calcext:value-type="float">
            <text:p>291.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94896" calcext:value-type="float">
            <text:p>291.3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31472" calcext:value-type="float">
            <text:p>291.4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65" calcext:value-type="float">
            <text:p>291.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89384" calcext:value-type="float">
            <text:p>291.4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61952" calcext:value-type="float">
            <text:p>291.4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64416" calcext:value-type="float">
            <text:p>291.3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15648" calcext:value-type="float">
            <text:p>291.3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15648" calcext:value-type="float">
            <text:p>291.3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61368" calcext:value-type="float">
            <text:p>291.3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40032" calcext:value-type="float">
            <text:p>291.3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8212" calcext:value-type="float">
            <text:p>291.2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9928" calcext:value-type="float">
            <text:p>291.2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03456" calcext:value-type="float">
            <text:p>291.3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46128" calcext:value-type="float">
            <text:p>291.3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1928" calcext:value-type="float">
            <text:p>291.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55856" calcext:value-type="float">
            <text:p>291.4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0404" calcext:value-type="float">
            <text:p>291.4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97944" calcext:value-type="float">
            <text:p>291.3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64416" calcext:value-type="float">
            <text:p>291.3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00408" calcext:value-type="float">
            <text:p>291.3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9736" calcext:value-type="float">
            <text:p>291.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88216" calcext:value-type="float">
            <text:p>291.2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24208" calcext:value-type="float">
            <text:p>291.2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7152" calcext:value-type="float">
            <text:p>291.1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4104" calcext:value-type="float">
            <text:p>291.1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7152" calcext:value-type="float">
            <text:p>291.1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3728" calcext:value-type="float">
            <text:p>291.1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69344" calcext:value-type="float">
            <text:p>291.1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068" calcext:value-type="float">
            <text:p>291.1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364" calcext:value-type="float">
            <text:p>291.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39448" calcext:value-type="float">
            <text:p>291.2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30304" calcext:value-type="float">
            <text:p>291.2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78488" calcext:value-type="float">
            <text:p>291.1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602" calcext:value-type="float">
            <text:p>291.1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0592" calcext:value-type="float">
            <text:p>291.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12016" calcext:value-type="float">
            <text:p>291.2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30304" calcext:value-type="float">
            <text:p>291.2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9928" calcext:value-type="float">
            <text:p>291.2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72976" calcext:value-type="float">
            <text:p>291.2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7152" calcext:value-type="float">
            <text:p>291.1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11432" calcext:value-type="float">
            <text:p>291.1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7152" calcext:value-type="float">
            <text:p>291.1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76024" calcext:value-type="float">
            <text:p>291.2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45544" calcext:value-type="float">
            <text:p>291.2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7544" calcext:value-type="float">
            <text:p>291.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26672" calcext:value-type="float">
            <text:p>291.1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41912" calcext:value-type="float">
            <text:p>291.1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4104" calcext:value-type="float">
            <text:p>291.1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54104" calcext:value-type="float">
            <text:p>291.1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9924" calcext:value-type="float">
            <text:p>291.0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96192" calcext:value-type="float">
            <text:p>291.0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02288" calcext:value-type="float">
            <text:p>291.1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8212" calcext:value-type="float">
            <text:p>291.2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57736" calcext:value-type="float">
            <text:p>291.2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81536" calcext:value-type="float">
            <text:p>291.1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2972" calcext:value-type="float">
            <text:p>291.1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3728" calcext:value-type="float">
            <text:p>291.1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87632" calcext:value-type="float">
            <text:p>291.1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08384" calcext:value-type="float">
            <text:p>291.1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41328" calcext:value-type="float">
            <text:p>291.0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23624" calcext:value-type="float">
            <text:p>291.1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068" calcext:value-type="float">
            <text:p>291.1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15064" calcext:value-type="float">
            <text:p>291.2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3832" calcext:value-type="float">
            <text:p>291.2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08968" calcext:value-type="float">
            <text:p>291.2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15064" calcext:value-type="float">
            <text:p>291.2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12016" calcext:value-type="float">
            <text:p>291.2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23624" calcext:value-type="float">
            <text:p>291.1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19992" calcext:value-type="float">
            <text:p>291.0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47424" calcext:value-type="float">
            <text:p>291.0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9924" calcext:value-type="float">
            <text:p>291.0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48008" calcext:value-type="float">
            <text:p>291.1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9924" calcext:value-type="float">
            <text:p>291.0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65712" calcext:value-type="float">
            <text:p>291.0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62664" calcext:value-type="float">
            <text:p>291.0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2972" calcext:value-type="float">
            <text:p>291.1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15064" calcext:value-type="float">
            <text:p>291.2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11432" calcext:value-type="float">
            <text:p>291.1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35816" calcext:value-type="float">
            <text:p>291.1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38864" calcext:value-type="float">
            <text:p>291.1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84584" calcext:value-type="float">
            <text:p>291.1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068" calcext:value-type="float">
            <text:p>291.1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72392" calcext:value-type="float">
            <text:p>291.1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87632" calcext:value-type="float">
            <text:p>291.1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30304" calcext:value-type="float">
            <text:p>291.2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30888" calcext:value-type="float">
            <text:p>291.3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15648" calcext:value-type="float">
            <text:p>291.3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30888" calcext:value-type="float">
            <text:p>291.3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40032" calcext:value-type="float">
            <text:p>291.3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76024" calcext:value-type="float">
            <text:p>291.2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15064" calcext:value-type="float">
            <text:p>291.2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24208" calcext:value-type="float">
            <text:p>291.2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45544" calcext:value-type="float">
            <text:p>291.2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97944" calcext:value-type="float">
            <text:p>291.3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4976" calcext:value-type="float">
            <text:p>291.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13184" calcext:value-type="float">
            <text:p>291.4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7356" calcext:value-type="float">
            <text:p>291.3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85168" calcext:value-type="float">
            <text:p>291.2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9928" calcext:value-type="float">
            <text:p>291.2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2784" calcext:value-type="float">
            <text:p>291.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19864" calcext:value-type="float">
            <text:p>291.5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44248" calcext:value-type="float">
            <text:p>291.5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65584" calcext:value-type="float">
            <text:p>291.5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44248" calcext:value-type="float">
            <text:p>291.5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1072" calcext:value-type="float">
            <text:p>291.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9548" calcext:value-type="float">
            <text:p>291.4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74728" calcext:value-type="float">
            <text:p>291.5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41784" calcext:value-type="float">
            <text:p>291.6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90552" calcext:value-type="float">
            <text:p>291.6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81992" calcext:value-type="float">
            <text:p>291.7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8504" calcext:value-type="float">
            <text:p>291.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45416" calcext:value-type="float">
            <text:p>291.7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33224" calcext:value-type="float">
            <text:p>291.7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8504" calcext:value-type="float">
            <text:p>291.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85624" calcext:value-type="float">
            <text:p>291.8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19152" calcext:value-type="float">
            <text:p>291.9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2304" calcext:value-type="float">
            <text:p>291.9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8504" calcext:value-type="float">
            <text:p>292.0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54432" calcext:value-type="float">
            <text:p>292.2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09296" calcext:value-type="float">
            <text:p>292.3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06248" calcext:value-type="float">
            <text:p>292.3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76352" calcext:value-type="float">
            <text:p>292.3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73888" calcext:value-type="float">
            <text:p>292.4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70256" calcext:value-type="float">
            <text:p>292.3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73304" calcext:value-type="float">
            <text:p>292.3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99568" calcext:value-type="float">
            <text:p>292.1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7648" calcext:value-type="float">
            <text:p>292.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364" calcext:value-type="float">
            <text:p>292.0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9736" calcext:value-type="float">
            <text:p>292.0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0968" calcext:value-type="float">
            <text:p>291.9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4016" calcext:value-type="float">
            <text:p>291.9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4016" calcext:value-type="float">
            <text:p>291.9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9172" calcext:value-type="float">
            <text:p>291.8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6" calcext:value-type="float">
            <text:p>291.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124" calcext:value-type="float">
            <text:p>291.8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3264" calcext:value-type="float">
            <text:p>292.0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8024" calcext:value-type="float">
            <text:p>292.0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5352" calcext:value-type="float">
            <text:p>291.9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8316" calcext:value-type="float">
            <text:p>291.9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84" calcext:value-type="float">
            <text:p>291.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4976" calcext:value-type="float">
            <text:p>292.0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364" calcext:value-type="float">
            <text:p>292.0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936" calcext:value-type="float">
            <text:p>292.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508" calcext:value-type="float">
            <text:p>292.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39192" calcext:value-type="float">
            <text:p>292.2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8336" calcext:value-type="float">
            <text:p>292.2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8796" calcext:value-type="float">
            <text:p>292.2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94056" calcext:value-type="float">
            <text:p>292.2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3368" calcext:value-type="float">
            <text:p>292.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2512" calcext:value-type="float">
            <text:p>292.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82448" calcext:value-type="float">
            <text:p>292.3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9464" calcext:value-type="float">
            <text:p>292.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9276" calcext:value-type="float">
            <text:p>292.5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848" calcext:value-type="float">
            <text:p>292.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848" calcext:value-type="float">
            <text:p>292.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96392" calcext:value-type="float">
            <text:p>292.6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24408" calcext:value-type="float">
            <text:p>292.8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09168" calcext:value-type="float">
            <text:p>292.8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79272" calcext:value-type="float">
            <text:p>292.8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48792" calcext:value-type="float">
            <text:p>292.8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60984" calcext:value-type="float">
            <text:p>292.8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73176" calcext:value-type="float">
            <text:p>292.8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9756" calcext:value-type="float">
            <text:p>292.8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18896" calcext:value-type="float">
            <text:p>292.9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98144" calcext:value-type="float">
            <text:p>292.9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94512" calcext:value-type="float">
            <text:p>292.8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33552" calcext:value-type="float">
            <text:p>292.8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57936" calcext:value-type="float">
            <text:p>292.8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5264" calcext:value-type="float">
            <text:p>292.8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93928" calcext:value-type="float">
            <text:p>292.7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787832" calcext:value-type="float">
            <text:p>292.7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5264" calcext:value-type="float">
            <text:p>292.8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818312" calcext:value-type="float">
            <text:p>292.8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75056" calcext:value-type="float">
            <text:p>292.6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35432" calcext:value-type="float">
            <text:p>292.6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662864" calcext:value-type="float">
            <text:p>292.6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56184" calcext:value-type="float">
            <text:p>292.5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13512" calcext:value-type="float">
            <text:p>292.5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80568" calcext:value-type="float">
            <text:p>292.5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34848" calcext:value-type="float">
            <text:p>292.5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525704" calcext:value-type="float">
            <text:p>292.5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495224" calcext:value-type="float">
            <text:p>292.4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91592" calcext:value-type="float">
            <text:p>292.3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85496" calcext:value-type="float">
            <text:p>292.3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358064" calcext:value-type="float">
            <text:p>292.3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78816" calcext:value-type="float">
            <text:p>292.2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23952" calcext:value-type="float">
            <text:p>292.2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78232" calcext:value-type="float">
            <text:p>292.1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78232" calcext:value-type="float">
            <text:p>292.1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78232" calcext:value-type="float">
            <text:p>292.1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4224" calcext:value-type="float">
            <text:p>292.1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3744" calcext:value-type="float">
            <text:p>292.0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6792" calcext:value-type="float">
            <text:p>292.0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41656" calcext:value-type="float">
            <text:p>292.1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3264" calcext:value-type="float">
            <text:p>292.0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2888" calcext:value-type="float">
            <text:p>292.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412" calcext:value-type="float">
            <text:p>292.0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7648" calcext:value-type="float">
            <text:p>292.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84" calcext:value-type="float">
            <text:p>291.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49632" calcext:value-type="float">
            <text:p>291.9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7064" calcext:value-type="float">
            <text:p>291.9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1928" calcext:value-type="float">
            <text:p>292.0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5456" calcext:value-type="float">
            <text:p>292.0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7648" calcext:value-type="float">
            <text:p>292.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5456" calcext:value-type="float">
            <text:p>292.0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25832" calcext:value-type="float">
            <text:p>292.0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1072" calcext:value-type="float">
            <text:p>292.0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1552" calcext:value-type="float">
            <text:p>292.0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0696" calcext:value-type="float">
            <text:p>292.0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936" calcext:value-type="float">
            <text:p>292.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1928" calcext:value-type="float">
            <text:p>292.0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8608" calcext:value-type="float">
            <text:p>292.1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02032" calcext:value-type="float">
            <text:p>292.1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7272" calcext:value-type="float">
            <text:p>292.1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87376" calcext:value-type="float">
            <text:p>292.1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36144" calcext:value-type="float">
            <text:p>292.2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8336" calcext:value-type="float">
            <text:p>292.2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24224" calcext:value-type="float">
            <text:p>292.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90424" calcext:value-type="float">
            <text:p>292.1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08128" calcext:value-type="float">
            <text:p>292.1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0508" calcext:value-type="float">
            <text:p>292.1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2512" calcext:value-type="float">
            <text:p>292.1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47752" calcext:value-type="float">
            <text:p>292.1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6604" calcext:value-type="float">
            <text:p>292.1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2512" calcext:value-type="float">
            <text:p>292.1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14224" calcext:value-type="float">
            <text:p>292.1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138608" calcext:value-type="float">
            <text:p>292.1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86792" calcext:value-type="float">
            <text:p>292.0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936" calcext:value-type="float">
            <text:p>292.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364" calcext:value-type="float">
            <text:p>292.0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984" calcext:value-type="float">
            <text:p>291.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6688" calcext:value-type="float">
            <text:p>292.0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53264" calcext:value-type="float">
            <text:p>292.0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46" calcext:value-type="float">
            <text:p>292.0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71552" calcext:value-type="float">
            <text:p>292.0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4412" calcext:value-type="float">
            <text:p>292.0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8024" calcext:value-type="float">
            <text:p>292.0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65456" calcext:value-type="float">
            <text:p>292.0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38024" calcext:value-type="float">
            <text:p>292.0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86208" calcext:value-type="float">
            <text:p>291.9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4016" calcext:value-type="float">
            <text:p>291.9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64872" calcext:value-type="float">
            <text:p>291.9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43536" calcext:value-type="float">
            <text:p>291.9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0968" calcext:value-type="float">
            <text:p>291.9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40488" calcext:value-type="float">
            <text:p>291.9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16104" calcext:value-type="float">
            <text:p>291.9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9172" calcext:value-type="float">
            <text:p>291.8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3432" calcext:value-type="float">
            <text:p>291.8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6856" calcext:value-type="float">
            <text:p>291.8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6856" calcext:value-type="float">
            <text:p>291.8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2952" calcext:value-type="float">
            <text:p>291.8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6856" calcext:value-type="float">
            <text:p>291.8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076" calcext:value-type="float">
            <text:p>291.8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03328" calcext:value-type="float">
            <text:p>291.8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21616" calcext:value-type="float">
            <text:p>291.8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3808" calcext:value-type="float">
            <text:p>291.8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91136" calcext:value-type="float">
            <text:p>291.7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60656" calcext:value-type="float">
            <text:p>291.7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0028" calcext:value-type="float">
            <text:p>291.8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0384" calcext:value-type="float">
            <text:p>291.8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6" calcext:value-type="float">
            <text:p>291.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39904" calcext:value-type="float">
            <text:p>291.8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9048" calcext:value-type="float">
            <text:p>291.8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0384" calcext:value-type="float">
            <text:p>291.8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52096" calcext:value-type="float">
            <text:p>291.8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6" calcext:value-type="float">
            <text:p>291.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7336" calcext:value-type="float">
            <text:p>291.8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648" calcext:value-type="float">
            <text:p>291.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4288" calcext:value-type="float">
            <text:p>291.8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64288" calcext:value-type="float">
            <text:p>291.8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25248" calcext:value-type="float">
            <text:p>291.9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3744" calcext:value-type="float">
            <text:p>291.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10008" calcext:value-type="float">
            <text:p>291.9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0384" calcext:value-type="float">
            <text:p>291.8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9048" calcext:value-type="float">
            <text:p>291.8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9048" calcext:value-type="float">
            <text:p>291.8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79528" calcext:value-type="float">
            <text:p>291.8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25248" calcext:value-type="float">
            <text:p>291.9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07544" calcext:value-type="float">
            <text:p>292.0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6688" calcext:value-type="float">
            <text:p>292.0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016688" calcext:value-type="float">
            <text:p>292.0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89256" calcext:value-type="float">
            <text:p>291.9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86208" calcext:value-type="float">
            <text:p>291.9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70968" calcext:value-type="float">
            <text:p>291.9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43536" calcext:value-type="float">
            <text:p>291.9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916104" calcext:value-type="float">
            <text:p>291.9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46" calcext:value-type="float">
            <text:p>291.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80028" calcext:value-type="float">
            <text:p>291.8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14936" calcext:value-type="float">
            <text:p>291.7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0884" calcext:value-type="float">
            <text:p>291.7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90552" calcext:value-type="float">
            <text:p>291.6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41784" calcext:value-type="float">
            <text:p>291.6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99112" calcext:value-type="float">
            <text:p>291.5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8692" calcext:value-type="float">
            <text:p>291.5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62536" calcext:value-type="float">
            <text:p>291.5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50344" calcext:value-type="float">
            <text:p>291.5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38152" calcext:value-type="float">
            <text:p>291.5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71096" calcext:value-type="float">
            <text:p>291.4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28424" calcext:value-type="float">
            <text:p>291.4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888" calcext:value-type="float">
            <text:p>291.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32784" calcext:value-type="float">
            <text:p>291.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9928" calcext:value-type="float">
            <text:p>291.2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3728" calcext:value-type="float">
            <text:p>291.1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08384" calcext:value-type="float">
            <text:p>291.1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19992" calcext:value-type="float">
            <text:p>291.0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52936" calcext:value-type="float">
            <text:p>290.9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91976" calcext:value-type="float">
            <text:p>290.8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7064" calcext:value-type="float">
            <text:p>290.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46256" calcext:value-type="float">
            <text:p>290.8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46256" calcext:value-type="float">
            <text:p>290.8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27968" calcext:value-type="float">
            <text:p>290.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73104" calcext:value-type="float">
            <text:p>290.7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36528" calcext:value-type="float">
            <text:p>290.7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96904" calcext:value-type="float">
            <text:p>290.6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54232" calcext:value-type="float">
            <text:p>290.6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87176" calcext:value-type="float">
            <text:p>290.5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62792" calcext:value-type="float">
            <text:p>290.5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506" calcext:value-type="float">
            <text:p>290.5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38408" calcext:value-type="float">
            <text:p>290.5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23168" calcext:value-type="float">
            <text:p>290.5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56112" calcext:value-type="float">
            <text:p>290.4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16488" calcext:value-type="float">
            <text:p>290.4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89056" calcext:value-type="float">
            <text:p>290.3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6772" calcext:value-type="float">
            <text:p>290.3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5248" calcext:value-type="float">
            <text:p>290.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0664" calcext:value-type="float">
            <text:p>290.3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64088" calcext:value-type="float">
            <text:p>290.2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58" calcext:value-type="float">
            <text:p>290.2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3608" calcext:value-type="float">
            <text:p>290.2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93984" calcext:value-type="float">
            <text:p>290.1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33024" calcext:value-type="float">
            <text:p>290.1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934" calcext:value-type="float">
            <text:p>290.0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50728" calcext:value-type="float">
            <text:p>290.0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20248" calcext:value-type="float">
            <text:p>290.0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26344" calcext:value-type="float">
            <text:p>290.0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35488" calcext:value-type="float">
            <text:p>290.0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59872" calcext:value-type="float">
            <text:p>290.0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83672" calcext:value-type="float">
            <text:p>289.9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44048" calcext:value-type="float">
            <text:p>289.9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16616" calcext:value-type="float">
            <text:p>289.9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9528" calcext:value-type="float">
            <text:p>289.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58704" calcext:value-type="float">
            <text:p>289.8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22128" calcext:value-type="float">
            <text:p>289.8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64216" calcext:value-type="float">
            <text:p>289.7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06304" calcext:value-type="float">
            <text:p>289.7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9716" calcext:value-type="float">
            <text:p>289.6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72776" calcext:value-type="float">
            <text:p>289.6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54488" calcext:value-type="float">
            <text:p>289.6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75824" calcext:value-type="float">
            <text:p>289.6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6668" calcext:value-type="float">
            <text:p>289.6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39248" calcext:value-type="float">
            <text:p>289.6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93528" calcext:value-type="float">
            <text:p>289.5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84384" calcext:value-type="float">
            <text:p>289.5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14864" calcext:value-type="float">
            <text:p>289.6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096" calcext:value-type="float">
            <text:p>289.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66096" calcext:value-type="float">
            <text:p>289.5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86848" calcext:value-type="float">
            <text:p>289.4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0272" calcext:value-type="float">
            <text:p>289.4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9236" calcext:value-type="float">
            <text:p>289.3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89312" calcext:value-type="float">
            <text:p>289.3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0648" calcext:value-type="float">
            <text:p>289.4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28936" calcext:value-type="float">
            <text:p>289.4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0272" calcext:value-type="float">
            <text:p>289.4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83216" calcext:value-type="float">
            <text:p>289.3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37496" calcext:value-type="float">
            <text:p>289.3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2736" calcext:value-type="float">
            <text:p>289.3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2736" calcext:value-type="float">
            <text:p>289.3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76" calcext:value-type="float">
            <text:p>289.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9208" calcext:value-type="float">
            <text:p>289.3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044" calcext:value-type="float">
            <text:p>289.2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07016" calcext:value-type="float">
            <text:p>289.3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31984" calcext:value-type="float">
            <text:p>289.4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9792" calcext:value-type="float">
            <text:p>289.4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83216" calcext:value-type="float">
            <text:p>289.3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4928" calcext:value-type="float">
            <text:p>289.3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0544" calcext:value-type="float">
            <text:p>289.3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8832" calcext:value-type="float">
            <text:p>289.3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71024" calcext:value-type="float">
            <text:p>289.3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74072" calcext:value-type="float">
            <text:p>289.3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0544" calcext:value-type="float">
            <text:p>289.3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22256" calcext:value-type="float">
            <text:p>289.3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0544" calcext:value-type="float">
            <text:p>289.3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1504" calcext:value-type="float">
            <text:p>289.4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838" calcext:value-type="float">
            <text:p>289.4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41128" calcext:value-type="float">
            <text:p>289.4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0648" calcext:value-type="float">
            <text:p>289.4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3696" calcext:value-type="float">
            <text:p>289.4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76" calcext:value-type="float">
            <text:p>289.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4928" calcext:value-type="float">
            <text:p>289.3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3696" calcext:value-type="float">
            <text:p>289.4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8832" calcext:value-type="float">
            <text:p>289.3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44176" calcext:value-type="float">
            <text:p>289.4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9792" calcext:value-type="float">
            <text:p>289.4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4928" calcext:value-type="float">
            <text:p>289.3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2152" calcext:value-type="float">
            <text:p>289.2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75952" calcext:value-type="float">
            <text:p>289.1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88144" calcext:value-type="float">
            <text:p>289.1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9208" calcext:value-type="float">
            <text:p>289.3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9584" calcext:value-type="float">
            <text:p>289.2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03384" calcext:value-type="float">
            <text:p>289.2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06432" calcext:value-type="float">
            <text:p>289.2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52" calcext:value-type="float">
            <text:p>289.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21088" calcext:value-type="float">
            <text:p>289.1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81464" calcext:value-type="float">
            <text:p>289.0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7664" calcext:value-type="float">
            <text:p>289.1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7664" calcext:value-type="float">
            <text:p>289.1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6328" calcext:value-type="float">
            <text:p>289.1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6224" calcext:value-type="float">
            <text:p>289.0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05848" calcext:value-type="float">
            <text:p>289.1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00336" calcext:value-type="float">
            <text:p>289.2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97288" calcext:value-type="float">
            <text:p>289.1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75952" calcext:value-type="float">
            <text:p>289.1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50984" calcext:value-type="float">
            <text:p>289.0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136" calcext:value-type="float">
            <text:p>289.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564" calcext:value-type="float">
            <text:p>288.9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5264" calcext:value-type="float">
            <text:p>289.0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11944" calcext:value-type="float">
            <text:p>289.1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81464" calcext:value-type="float">
            <text:p>289.0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5264" calcext:value-type="float">
            <text:p>289.0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6976" calcext:value-type="float">
            <text:p>288.9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3448" calcext:value-type="float">
            <text:p>288.9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6976" calcext:value-type="float">
            <text:p>288.9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74784" calcext:value-type="float">
            <text:p>288.9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2592" calcext:value-type="float">
            <text:p>288.9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32112" calcext:value-type="float">
            <text:p>288.9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38208" calcext:value-type="float">
            <text:p>288.9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7248" calcext:value-type="float">
            <text:p>288.8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5896" calcext:value-type="float">
            <text:p>288.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944" calcext:value-type="float">
            <text:p>288.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92488" calcext:value-type="float">
            <text:p>288.8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6872" calcext:value-type="float">
            <text:p>288.9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3516" calcext:value-type="float">
            <text:p>288.9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1152" calcext:value-type="float">
            <text:p>288.8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52864" calcext:value-type="float">
            <text:p>288.8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944" calcext:value-type="float">
            <text:p>288.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3072" calcext:value-type="float">
            <text:p>288.9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29064" calcext:value-type="float">
            <text:p>288.9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0776" calcext:value-type="float">
            <text:p>288.9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6392" calcext:value-type="float">
            <text:p>288.8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2848" calcext:value-type="float">
            <text:p>288.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49816" calcext:value-type="float">
            <text:p>288.8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0024" calcext:value-type="float">
            <text:p>288.9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6496" calcext:value-type="float">
            <text:p>288.9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6872" calcext:value-type="float">
            <text:p>288.9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42" calcext:value-type="float">
            <text:p>288.8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7352" calcext:value-type="float">
            <text:p>288.9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77832" calcext:value-type="float">
            <text:p>288.9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564" calcext:value-type="float">
            <text:p>288.9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77832" calcext:value-type="float">
            <text:p>288.9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088" calcext:value-type="float">
            <text:p>288.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29064" calcext:value-type="float">
            <text:p>288.9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3824" calcext:value-type="float">
            <text:p>288.9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1992" calcext:value-type="float">
            <text:p>288.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6392" calcext:value-type="float">
            <text:p>288.8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22968" calcext:value-type="float">
            <text:p>288.9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564" calcext:value-type="float">
            <text:p>288.9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84512" calcext:value-type="float">
            <text:p>289.0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9168" calcext:value-type="float">
            <text:p>288.9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1256" calcext:value-type="float">
            <text:p>288.9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8688" calcext:value-type="float">
            <text:p>288.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24136" calcext:value-type="float">
            <text:p>289.1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184" calcext:value-type="float">
            <text:p>289.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05848" calcext:value-type="float">
            <text:p>289.1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81464" calcext:value-type="float">
            <text:p>289.0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84512" calcext:value-type="float">
            <text:p>289.0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2216" calcext:value-type="float">
            <text:p>289.0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77832" calcext:value-type="float">
            <text:p>288.9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8312" calcext:value-type="float">
            <text:p>289.0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0296" calcext:value-type="float">
            <text:p>288.8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7248" calcext:value-type="float">
            <text:p>288.8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22968" calcext:value-type="float">
            <text:p>288.9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32696" calcext:value-type="float">
            <text:p>289.0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9272" calcext:value-type="float">
            <text:p>289.0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4888" calcext:value-type="float">
            <text:p>289.0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3072" calcext:value-type="float">
            <text:p>288.9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0468" calcext:value-type="float">
            <text:p>288.9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49816" calcext:value-type="float">
            <text:p>288.8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6392" calcext:value-type="float">
            <text:p>288.8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62008" calcext:value-type="float">
            <text:p>288.8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3344" calcext:value-type="float">
            <text:p>288.8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3072" calcext:value-type="float">
            <text:p>288.9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83344" calcext:value-type="float">
            <text:p>288.8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2848" calcext:value-type="float">
            <text:p>288.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07144" calcext:value-type="float">
            <text:p>288.8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04096" calcext:value-type="float">
            <text:p>288.8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55912" calcext:value-type="float">
            <text:p>288.8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83928" calcext:value-type="float">
            <text:p>288.9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1256" calcext:value-type="float">
            <text:p>288.9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7352" calcext:value-type="float">
            <text:p>288.9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44304" calcext:value-type="float">
            <text:p>288.9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184" calcext:value-type="float">
            <text:p>289.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2216" calcext:value-type="float">
            <text:p>289.0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8688" calcext:value-type="float">
            <text:p>288.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98584" calcext:value-type="float">
            <text:p>288.8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42" calcext:value-type="float">
            <text:p>288.8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92488" calcext:value-type="float">
            <text:p>288.8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6224" calcext:value-type="float">
            <text:p>289.0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08312" calcext:value-type="float">
            <text:p>289.0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6328" calcext:value-type="float">
            <text:p>289.1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4888" calcext:value-type="float">
            <text:p>289.0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8688" calcext:value-type="float">
            <text:p>288.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6564" calcext:value-type="float">
            <text:p>288.9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93656" calcext:value-type="float">
            <text:p>289.0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27768" calcext:value-type="float">
            <text:p>289.2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69856" calcext:value-type="float">
            <text:p>289.1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91192" calcext:value-type="float">
            <text:p>289.1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3488" calcext:value-type="float">
            <text:p>289.2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52" calcext:value-type="float">
            <text:p>289.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67392" calcext:value-type="float">
            <text:p>289.2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6536" calcext:value-type="float">
            <text:p>289.2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34448" calcext:value-type="float">
            <text:p>289.3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0064" calcext:value-type="float">
            <text:p>289.3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10064" calcext:value-type="float">
            <text:p>289.3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2632" calcext:value-type="float">
            <text:p>289.2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79584" calcext:value-type="float">
            <text:p>289.2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43008" calcext:value-type="float">
            <text:p>289.2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8728" calcext:value-type="float">
            <text:p>289.2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3696" calcext:value-type="float">
            <text:p>289.4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76" calcext:value-type="float">
            <text:p>289.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25888" calcext:value-type="float">
            <text:p>289.4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9792" calcext:value-type="float">
            <text:p>289.4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9792" calcext:value-type="float">
            <text:p>289.4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86264" calcext:value-type="float">
            <text:p>289.3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98456" calcext:value-type="float">
            <text:p>289.3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99624" calcext:value-type="float">
            <text:p>289.5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30104" calcext:value-type="float">
            <text:p>289.6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08768" calcext:value-type="float">
            <text:p>289.6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93528" calcext:value-type="float">
            <text:p>289.5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84384" calcext:value-type="float">
            <text:p>289.5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06304" calcext:value-type="float">
            <text:p>289.7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94112" calcext:value-type="float">
            <text:p>289.6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48976" calcext:value-type="float">
            <text:p>289.7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48976" calcext:value-type="float">
            <text:p>289.7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61168" calcext:value-type="float">
            <text:p>289.7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40416" calcext:value-type="float">
            <text:p>289.8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94696" calcext:value-type="float">
            <text:p>289.7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94696" calcext:value-type="float">
            <text:p>289.7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55656" calcext:value-type="float">
            <text:p>289.8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06888" calcext:value-type="float">
            <text:p>289.8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06888" calcext:value-type="float">
            <text:p>289.8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2576" calcext:value-type="float">
            <text:p>289.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28808" calcext:value-type="float">
            <text:p>289.9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07472" calcext:value-type="float">
            <text:p>289.9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34904" calcext:value-type="float">
            <text:p>289.9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26344" calcext:value-type="float">
            <text:p>290.0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37952" calcext:value-type="float">
            <text:p>289.9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50144" calcext:value-type="float">
            <text:p>289.9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41584" calcext:value-type="float">
            <text:p>290.0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5436" calcext:value-type="float">
            <text:p>290.1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0456" calcext:value-type="float">
            <text:p>290.1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96" calcext:value-type="float">
            <text:p>290.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48264" calcext:value-type="float">
            <text:p>290.1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3504" calcext:value-type="float">
            <text:p>290.1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6656" calcext:value-type="float">
            <text:p>290.2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8952" calcext:value-type="float">
            <text:p>290.3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152" calcext:value-type="float">
            <text:p>290.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4568" calcext:value-type="float">
            <text:p>290.2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7616" calcext:value-type="float">
            <text:p>290.2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67136" calcext:value-type="float">
            <text:p>290.2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82376" calcext:value-type="float">
            <text:p>290.2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58" calcext:value-type="float">
            <text:p>290.2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42752" calcext:value-type="float">
            <text:p>290.2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54944" calcext:value-type="float">
            <text:p>290.2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51896" calcext:value-type="float">
            <text:p>290.2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2856" calcext:value-type="float">
            <text:p>290.3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9808" calcext:value-type="float">
            <text:p>290.3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9152" calcext:value-type="float">
            <text:p>290.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8952" calcext:value-type="float">
            <text:p>290.3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58576" calcext:value-type="float">
            <text:p>290.3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34192" calcext:value-type="float">
            <text:p>290.3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9808" calcext:value-type="float">
            <text:p>290.3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676" calcext:value-type="float">
            <text:p>290.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2856" calcext:value-type="float">
            <text:p>290.3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9704" calcext:value-type="float">
            <text:p>290.2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0008" calcext:value-type="float">
            <text:p>290.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03128" calcext:value-type="float">
            <text:p>290.2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93984" calcext:value-type="float">
            <text:p>290.1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48264" calcext:value-type="float">
            <text:p>290.1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6292" calcext:value-type="float">
            <text:p>290.0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38536" calcext:value-type="float">
            <text:p>290.0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38536" calcext:value-type="float">
            <text:p>290.0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3504" calcext:value-type="float">
            <text:p>290.1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6552" calcext:value-type="float">
            <text:p>290.1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78744" calcext:value-type="float">
            <text:p>290.1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66552" calcext:value-type="float">
            <text:p>290.1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06176" calcext:value-type="float">
            <text:p>290.2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57408" calcext:value-type="float">
            <text:p>290.1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33024" calcext:value-type="float">
            <text:p>290.1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14736" calcext:value-type="float">
            <text:p>290.1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14736" calcext:value-type="float">
            <text:p>290.1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11688" calcext:value-type="float">
            <text:p>290.1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99496" calcext:value-type="float">
            <text:p>290.0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0864" calcext:value-type="float">
            <text:p>290.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99496" calcext:value-type="float">
            <text:p>290.0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02544" calcext:value-type="float">
            <text:p>290.1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81792" calcext:value-type="float">
            <text:p>290.1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72648" calcext:value-type="float">
            <text:p>290.1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42168" calcext:value-type="float">
            <text:p>290.1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02544" calcext:value-type="float">
            <text:p>290.1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56824" calcext:value-type="float">
            <text:p>290.0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08056" calcext:value-type="float">
            <text:p>290.0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8672" calcext:value-type="float">
            <text:p>289.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44048" calcext:value-type="float">
            <text:p>289.9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31272" calcext:value-type="float">
            <text:p>289.8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3432" calcext:value-type="float">
            <text:p>289.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53192" calcext:value-type="float">
            <text:p>289.9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98328" calcext:value-type="float">
            <text:p>289.8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25176" calcext:value-type="float">
            <text:p>289.8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28224" calcext:value-type="float">
            <text:p>289.8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09936" calcext:value-type="float">
            <text:p>289.8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79456" calcext:value-type="float">
            <text:p>289.7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61168" calcext:value-type="float">
            <text:p>289.7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69728" calcext:value-type="float">
            <text:p>289.6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7056" calcext:value-type="float">
            <text:p>289.6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02672" calcext:value-type="float">
            <text:p>289.6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53904" calcext:value-type="float">
            <text:p>289.5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32568" calcext:value-type="float">
            <text:p>289.5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32568" calcext:value-type="float">
            <text:p>289.5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08184" calcext:value-type="float">
            <text:p>289.5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0272" calcext:value-type="float">
            <text:p>289.4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47224" calcext:value-type="float">
            <text:p>289.4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1504" calcext:value-type="float">
            <text:p>289.4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74072" calcext:value-type="float">
            <text:p>289.3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188" calcext:value-type="float">
            <text:p>289.3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58832" calcext:value-type="float">
            <text:p>289.3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4928" calcext:value-type="float">
            <text:p>289.3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03968" calcext:value-type="float">
            <text:p>289.3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2152" calcext:value-type="float">
            <text:p>289.2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43008" calcext:value-type="float">
            <text:p>289.2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2472" calcext:value-type="float">
            <text:p>289.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45472" calcext:value-type="float">
            <text:p>289.1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45472" calcext:value-type="float">
            <text:p>289.1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3328" calcext:value-type="float">
            <text:p>289.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90608" calcext:value-type="float">
            <text:p>289.0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9272" calcext:value-type="float">
            <text:p>289.0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66224" calcext:value-type="float">
            <text:p>289.0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47936" calcext:value-type="float">
            <text:p>289.0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14408" calcext:value-type="float">
            <text:p>289.0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9168" calcext:value-type="float">
            <text:p>288.9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3072" calcext:value-type="float">
            <text:p>288.9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53448" calcext:value-type="float">
            <text:p>288.9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77248" calcext:value-type="float">
            <text:p>288.8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1324" calcext:value-type="float">
            <text:p>288.8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8276" calcext:value-type="float">
            <text:p>288.7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727896" calcext:value-type="float">
            <text:p>288.7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57792" calcext:value-type="float">
            <text:p>288.6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18168" calcext:value-type="float">
            <text:p>288.6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24264" calcext:value-type="float">
            <text:p>288.6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24264" calcext:value-type="float">
            <text:p>288.6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75496" calcext:value-type="float">
            <text:p>288.5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35872" calcext:value-type="float">
            <text:p>288.5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14536" calcext:value-type="float">
            <text:p>288.5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932" calcext:value-type="float">
            <text:p>288.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87104" calcext:value-type="float">
            <text:p>288.4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53576" calcext:value-type="float">
            <text:p>288.4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44432" calcext:value-type="float">
            <text:p>288.4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04808" calcext:value-type="float">
            <text:p>288.4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80424" calcext:value-type="float">
            <text:p>288.3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46896" calcext:value-type="float">
            <text:p>288.3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34704" calcext:value-type="float">
            <text:p>288.3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46896" calcext:value-type="float">
            <text:p>288.3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59088" calcext:value-type="float">
            <text:p>288.3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83472" calcext:value-type="float">
            <text:p>288.3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89568" calcext:value-type="float">
            <text:p>288.3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98712" calcext:value-type="float">
            <text:p>288.3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28608" calcext:value-type="float">
            <text:p>288.3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35604" calcext:value-type="float">
            <text:p>288.3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484056" calcext:value-type="float">
            <text:p>288.4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520632" calcext:value-type="float">
            <text:p>288.5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666936" calcext:value-type="float">
            <text:p>288.6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807144" calcext:value-type="float">
            <text:p>288.8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8.990024" calcext:value-type="float">
            <text:p>288.9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11944" calcext:value-type="float">
            <text:p>289.1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8728" calcext:value-type="float">
            <text:p>289.2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77704" calcext:value-type="float">
            <text:p>289.4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77704" calcext:value-type="float">
            <text:p>289.4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8568" calcext:value-type="float">
            <text:p>289.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0544" calcext:value-type="float">
            <text:p>289.3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40544" calcext:value-type="float">
            <text:p>289.3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7976" calcext:value-type="float">
            <text:p>289.3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9792" calcext:value-type="float">
            <text:p>289.4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2952" calcext:value-type="float">
            <text:p>289.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38664" calcext:value-type="float">
            <text:p>289.5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63632" calcext:value-type="float">
            <text:p>289.6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4288" calcext:value-type="float">
            <text:p>289.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48976" calcext:value-type="float">
            <text:p>289.7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16032" calcext:value-type="float">
            <text:p>289.8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15448" calcext:value-type="float">
            <text:p>289.7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5812" calcext:value-type="float">
            <text:p>289.7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8192" calcext:value-type="float">
            <text:p>289.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22128" calcext:value-type="float">
            <text:p>289.8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15904" calcext:value-type="float">
            <text:p>290.3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56112" calcext:value-type="float">
            <text:p>290.4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92104" calcext:value-type="float">
            <text:p>290.3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98784" calcext:value-type="float">
            <text:p>290.4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56112" calcext:value-type="float">
            <text:p>290.4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532312" calcext:value-type="float">
            <text:p>290.5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4204" calcext:value-type="float">
            <text:p>290.6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20704" calcext:value-type="float">
            <text:p>290.6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8776" calcext:value-type="float">
            <text:p>290.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721288" calcext:value-type="float">
            <text:p>290.7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31016" calcext:value-type="float">
            <text:p>290.8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21872" calcext:value-type="float">
            <text:p>290.8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12728" calcext:value-type="float">
            <text:p>290.8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6208" calcext:value-type="float">
            <text:p>290.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934648" calcext:value-type="float">
            <text:p>290.9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91976" calcext:value-type="float">
            <text:p>290.8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04752" calcext:value-type="float">
            <text:p>291.0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078" calcext:value-type="float">
            <text:p>291.0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16944" calcext:value-type="float">
            <text:p>291.0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193728" calcext:value-type="float">
            <text:p>291.1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57736" calcext:value-type="float">
            <text:p>291.2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57736" calcext:value-type="float">
            <text:p>291.2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89384" calcext:value-type="float">
            <text:p>291.4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04624" calcext:value-type="float">
            <text:p>291.5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3264" calcext:value-type="float">
            <text:p>291.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17984" calcext:value-type="float">
            <text:p>291.7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19864" calcext:value-type="float">
            <text:p>291.5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71096" calcext:value-type="float">
            <text:p>291.4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38152" calcext:value-type="float">
            <text:p>291.5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50928" calcext:value-type="float">
            <text:p>291.6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73932" calcext:value-type="float">
            <text:p>291.7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81408" calcext:value-type="float">
            <text:p>291.6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66312" calcext:value-type="float">
            <text:p>291.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50344" calcext:value-type="float">
            <text:p>291.5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532056" calcext:value-type="float">
            <text:p>291.5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48024" calcext:value-type="float">
            <text:p>291.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269928" calcext:value-type="float">
            <text:p>291.2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1.059616" calcext:value-type="float">
            <text:p>291.0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831016" calcext:value-type="float">
            <text:p>290.8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608512" calcext:value-type="float">
            <text:p>290.6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86592" calcext:value-type="float">
            <text:p>290.4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410392" calcext:value-type="float">
            <text:p>290.4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30676" calcext:value-type="float">
            <text:p>290.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172648" calcext:value-type="float">
            <text:p>290.1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041584" calcext:value-type="float">
            <text:p>290.0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92232" calcext:value-type="float">
            <text:p>289.8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88016" calcext:value-type="float">
            <text:p>289.6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17912" calcext:value-type="float">
            <text:p>289.6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6368" calcext:value-type="float">
            <text:p>289.4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6368" calcext:value-type="float">
            <text:p>289.4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9416" calcext:value-type="float">
            <text:p>289.4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11232" calcext:value-type="float">
            <text:p>289.5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56952" calcext:value-type="float">
            <text:p>289.5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53904" calcext:value-type="float">
            <text:p>289.5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0272" calcext:value-type="float">
            <text:p>289.4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56368" calcext:value-type="float">
            <text:p>289.4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17328" calcext:value-type="float">
            <text:p>289.5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69144" calcext:value-type="float">
            <text:p>289.5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7336" calcext:value-type="float">
            <text:p>289.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0.23056" calcext:value-type="float">
            <text:p>290.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84968" calcext:value-type="float">
            <text:p>289.6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0092" calcext:value-type="float">
            <text:p>289.3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42424" calcext:value-type="float">
            <text:p>289.1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03384" calcext:value-type="float">
            <text:p>289.2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43008" calcext:value-type="float">
            <text:p>289.2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1568" calcext:value-type="float">
            <text:p>289.1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13696" calcext:value-type="float">
            <text:p>289.4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34448" calcext:value-type="float">
            <text:p>289.3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22256" calcext:value-type="float">
            <text:p>289.3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6188" calcext:value-type="float">
            <text:p>289.3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8248" calcext:value-type="float">
            <text:p>289.2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075368" calcext:value-type="float">
            <text:p>289.0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54616" calcext:value-type="float">
            <text:p>289.1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105848" calcext:value-type="float">
            <text:p>289.1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2552" calcext:value-type="float">
            <text:p>289.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9236" calcext:value-type="float">
            <text:p>289.3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34448" calcext:value-type="float">
            <text:p>289.3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39236" calcext:value-type="float">
            <text:p>289.3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17328" calcext:value-type="float">
            <text:p>289.5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62464" calcext:value-type="float">
            <text:p>289.4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627056" calcext:value-type="float">
            <text:p>289.6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52952" calcext:value-type="float">
            <text:p>289.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755072" calcext:value-type="float">
            <text:p>289.7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89528" calcext:value-type="float">
            <text:p>289.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62336" calcext:value-type="float">
            <text:p>289.9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19664" calcext:value-type="float">
            <text:p>289.9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941" calcext:value-type="float">
            <text:p>289.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9.4076" calcext:value-type="float">
            <text:p>289.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197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232" calcext:value-type="float">
            <text:p>223.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403</text:p>
          </table:table-cell>
          <table:table-cell office:value-type="string" calcext:value-type="string">
            <text:p>196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424" calcext:value-type="float">
            <text:p>186.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82" meta:object-count="0"/>
    <meta:user-defined meta:name="AppVersion">3.0</meta:user-defined>
  </office:meta>
</office:document-meta>
</file>